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2.607cm" fo:min-width="5.849cm" fo:padding-top="0.15cm" fo:padding-bottom="0.15cm" fo:padding-left="0.275cm" fo:padding-right="0.275cm" style:writing-mode="lr-tb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2.29cm" fo:min-width="25.217cm" fo:padding-top="0.15cm" fo:padding-bottom="0.15cm" fo:padding-left="0.275cm" fo:padding-right="0.275cm" style:writing-mode="lr-tb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279cm" draw:marker-end="Triangle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097cm" fo:min-width="1.296cm" fo:padding-top="0.15cm" fo:padding-bottom="0.15cm" fo:padding-left="0.275cm" fo:padding-right="0.275cm" style:writing-mode="lr-tb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097cm" fo:min-width="1.297cm" fo:padding-top="0.15cm" fo:padding-bottom="0.15cm" fo:padding-left="0.275cm" fo:padding-right="0.275cm" style:writing-mode="lr-tb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338cm" fo:min-width="7.755cm" fo:padding-top="0.15cm" fo:padding-bottom="0.15cm" fo:padding-left="0.275cm" fo:padding-right="0.275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dash" draw:stroke-dash="Double_20_Dash" svg:stroke-width="0.051cm" svg:stroke-color="#000000" draw:marker-start-width="0.076cm" draw:marker-end-width="0.076cm" draw:fill="none" draw:fill-color="#ffffff" draw:textarea-horizontal-align="justify" draw:textarea-vertical-align="middle" draw:auto-grow-height="false" fo:min-height="7.003cm" fo:min-width="24.85cm" fo:padding-top="0.15cm" fo:padding-bottom="0.15cm" fo:padding-left="0.275cm" fo:padding-right="0.275cm" style:writing-mode="lr-tb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1.286cm" fo:min-width="4.659cm" fo:padding-top="0.15cm" fo:padding-bottom="0.15cm" fo:padding-left="0.275cm" fo:padding-right="0.275cm" style:writing-mode="lr-tb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1.285cm" fo:min-width="4.659cm" fo:padding-top="0.15cm" fo:padding-bottom="0.15cm" fo:padding-left="0.275cm" fo:padding-right="0.275cm" style:writing-mode="lr-tb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1.285cm" fo:min-width="4.588cm" fo:padding-top="0.15cm" fo:padding-bottom="0.15cm" fo:padding-left="0.275cm" fo:padding-right="0.275cm" style:writing-mode="lr-tb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1.286cm" fo:min-width="4.642cm" fo:padding-top="0.15cm" fo:padding-bottom="0.15cm" fo:padding-left="0.275cm" fo:padding-right="0.275cm" style:writing-mode="lr-tb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1.286cm" fo:min-width="4.587cm" fo:padding-top="0.15cm" fo:padding-bottom="0.15cm" fo:padding-left="0.275cm" fo:padding-right="0.275cm" style:writing-mode="lr-tb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279cm" draw:marker-end="Arrowheads_20_15" draw:marker-end-width="0.381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1cm" svg:stroke-color="#000000" draw:marker-start-width="0.279cm" draw:marker-end="Arrowheads_20_17" draw:marker-end-width="0.381cm" draw:fill="none" draw:textarea-vertical-align="middle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style:font-name="DejaVu Math TeX Gyre"/>
    </style:style>
    <style:style style:name="P6" style:family="paragraph">
      <loext:graphic-properties draw:fill-color="#ffffff"/>
      <style:paragraph-properties fo:text-align="center" style:writing-mode="lr-tb"/>
      <style:text-properties style:font-name="DejaVu Math TeX Gyr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49cm" svg:height="2.857cm" svg:x="1.001cm" svg:y="6.398cm">
          <text:p text:style-name="P1">IE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49cm" svg:height="2.857cm" svg:x="20.368cm" svg:y="6.398cm">
          <text:p text:style-name="P1">AC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6.349cm" svg:height="2.857cm" svg:x="10.843cm" svg:y="6.398cm">
          <text:p text:style-name="P3">Science Direct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5.717cm" svg:height="2.54cm" svg:x="1cm" svg:y="1.953cm">
          <text:p text:style-name="P5">( ("<text:span text:style-name="T1">evolutionary algorithms</text:span>" OR "<text:span text:style-name="T1">clustering algorithms</text:span>") AND "<text:span text:style-name="T1">classifier ensemble</text:span>") </text:p>
          <text:p text:style-name="P5">OR ("<text:span text:style-name="T1">evolutionary algorithms</text:span>" AND ("<text:span text:style-name="T1">weak learner</text:span>" OR "<text:span text:style-name="T1">weak classifier</text:span>") )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7" draw:layer="layout" svg:x1="4.175cm" svg:y1="4.493cm" svg:x2="4.175cm" svg:y2="6.398cm">
          <text:p/>
        </draw:line>
        <draw:line draw:style-name="gr3" draw:text-style-name="P7" draw:layer="layout" svg:x1="14.017cm" svg:y1="4.506cm" svg:x2="14.017cm" svg:y2="6.411cm">
          <text:p/>
        </draw:line>
        <draw:line draw:style-name="gr3" draw:text-style-name="P7" draw:layer="layout" svg:x1="23.542cm" svg:y1="4.492cm" svg:x2="23.542cm" svg:y2="6.397cm">
          <text:p/>
        </draw:line>
        <draw:custom-shape draw:style-name="gr4" draw:text-style-name="P4" draw:layer="layout" svg:width="2.54cm" svg:height="1.905cm" svg:x="2.905cm" svg:y="10.843cm">
          <text:p text:style-name="P3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1.905cm" svg:x="12.747cm" svg:y="10.843cm">
          <text:p text:style-name="P3"><text:span text:style-name="T1">4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39cm" svg:height="1.905cm" svg:x="22.273cm" svg:y="10.842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8.255cm" svg:height="1.588cm" svg:x="9.89cm" svg:y="15.287cm">
          <text:p text:style-name="P1"><text:span text:style-name="T1">44 </text:span><text:span text:style-name="T2">papers remaining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4.175cm" svg:y1="12.747cm" svg:x2="14.017cm" svg:y2="15.287cm">
          <text:p/>
        </draw:line>
        <draw:line draw:style-name="gr3" draw:text-style-name="P7" draw:layer="layout" svg:x1="14.017cm" svg:y1="12.747cm" svg:x2="14.017cm" svg:y2="15.287cm">
          <text:p/>
        </draw:line>
        <draw:line draw:style-name="gr3" draw:text-style-name="P7" draw:layer="layout" svg:x1="23.542cm" svg:y1="12.747cm" svg:x2="14.017cm" svg:y2="15.287cm">
          <text:p/>
        </draw:line>
        <draw:frame draw:style-name="gr7" draw:text-style-name="P8" draw:layer="layout" svg:width="2.056cm" svg:height="0.962cm" svg:x="12.956cm" svg:y="13.7cm">
          <draw:text-box>
            <text:p><text:span text:style-name="T1">Filter</text:span></text:p>
          </draw:text-box>
        </draw:frame>
        <draw:line draw:style-name="gr3" draw:text-style-name="P7" draw:layer="layout" svg:x1="4.175cm" svg:y1="9.255cm" svg:x2="4.175cm" svg:y2="10.842cm">
          <text:p/>
        </draw:line>
        <draw:line draw:style-name="gr3" draw:text-style-name="P7" draw:layer="layout" svg:x1="14.017cm" svg:y1="9.255cm" svg:x2="14.017cm" svg:y2="10.842cm">
          <text:p/>
        </draw:line>
        <draw:line draw:style-name="gr3" draw:text-style-name="P7" draw:layer="layout" svg:x1="23.542cm" svg:y1="9.255cm" svg:x2="23.542cm" svg:y2="10.842cm">
          <text:p/>
        </draw:line>
        <draw:custom-shape draw:style-name="gr8" draw:text-style-name="P9" draw:layer="layout" svg:width="25.4cm" svg:height="7.303cm" svg:x="1.317cm" svg:y="18.144cm">
          <text:p text:style-name="P1"><text:s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Filtering proces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09cm" svg:height="1.586cm" svg:x="8.458cm" svg:y="19.415cm">
          <text:p text:style-name="P1">Filter by tit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209cm" svg:height="1.585cm" svg:x="14.534cm" svg:y="19.42cm">
          <text:p text:style-name="P1">Filter by abstract 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138cm" svg:height="1.585cm" svg:x="20.611cm" svg:y="19.42cm">
          <text:p text:style-name="P1">Filter by quality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209cm" svg:height="1.585cm" svg:x="8.458cm" svg:y="22.272cm">
          <text:p text:style-name="P1">478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92cm" svg:height="1.586cm" svg:x="14.551cm" svg:y="22.274cm">
          <text:p text:style-name="P1">35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137cm" svg:height="1.586cm" svg:x="20.628cm" svg:y="22.274cm">
          <text:p text:style-name="P1">44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1.16cm" svg:y1="21.003cm" svg:x2="11.16cm" svg:y2="22.271cm">
          <text:p/>
        </draw:line>
        <draw:line draw:style-name="gr14" draw:text-style-name="P7" draw:layer="layout" svg:x1="17.138cm" svg:y1="21.005cm" svg:x2="17.138cm" svg:y2="22.273cm">
          <text:p/>
        </draw:line>
        <draw:line draw:style-name="gr14" draw:text-style-name="P7" draw:layer="layout" svg:x1="23.215cm" svg:y1="21.005cm" svg:x2="23.215cm" svg:y2="22.273cm">
          <text:p/>
        </draw:line>
        <draw:custom-shape draw:style-name="gr9" draw:text-style-name="P2" draw:layer="layout" svg:width="5.209cm" svg:height="1.586cm" svg:x="2.481cm" svg:y="22.272cm">
          <text:p text:style-name="P1">490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7.179cm" svg:y1="22.246cm" svg:x2="20.671cm" svg:y2="20.976cm">
          <text:p/>
        </draw:line>
        <draw:line draw:style-name="gr15" draw:text-style-name="P7" draw:layer="layout" svg:x1="11.16cm" svg:y1="22.253cm" svg:x2="14.652cm" svg:y2="20.983cm">
          <text:p/>
        </draw:line>
        <draw:line draw:style-name="gr15" draw:text-style-name="P7" draw:layer="layout" svg:x1="5.127cm" svg:y1="22.272cm" svg:x2="8.619cm" svg:y2="21.00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bevel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21:02:16.538721380</meta:creation-date>
    <meta:generator>LibreOffice/7.5.5.2$Linux_X86_64 LibreOffice_project/50$Build-2</meta:generator>
    <dc:date>2023-08-18T09:35:22.864186005</dc:date>
    <meta:editing-duration>PT2H26M22S</meta:editing-duration>
    <meta:editing-cycles>15</meta:editing-cycles>
    <meta:document-statistic meta:object-count="32"/>
  </office:meta>
</office:document-meta>
</file>